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xperience_Years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Salar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Female</text:p>
          </table:table-cell>
          <table:table-cell office:value-type="float" office:value="250000" table:style-name="ce3">
            <text:p>25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ale</text:p>
          </table:table-cell>
          <table:table-cell office:value-type="float" office:value="50000" table:style-name="ce3">
            <text:p>5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Female</text:p>
          </table:table-cell>
          <table:table-cell office:value-type="float" office:value="170000" table:style-name="ce3">
            <text:p>17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Male</text:p>
          </table:table-cell>
          <table:table-cell office:value-type="float" office:value="25000" table:style-name="ce3">
            <text:p>25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Male</text:p>
          </table:table-cell>
          <table:table-cell office:value-type="float" office:value="10000" table:style-name="ce3">
            <text:p>1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5" table:style-name="ce3">
            <text:p>2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Male</text:p>
          </table:table-cell>
          <table:table-cell office:value-type="float" office:value="5001000" table:style-name="ce3">
            <text:p>5001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9" table:style-name="ce3">
            <text:p>19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Female</text:p>
          </table:table-cell>
          <table:table-cell office:value-type="float" office:value="800000" table:style-name="ce3">
            <text:p>80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Female</text:p>
          </table:table-cell>
          <table:table-cell office:value-type="float" office:value="9000" table:style-name="ce3">
            <text:p>9000</text:p>
          </table:table-cell>
          <table:table-cell table:style-name="ce3"/>
          <table:table-cell/>
          <table:table-cell table:style-name="ce2">
            <draw:frame draw:z-index="1" draw:id="id0" draw:style-name="a0" draw:name="Chart 4" svg:x="0.48958in" svg:y="0.02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Female</text:p>
          </table:table-cell>
          <table:table-cell office:value-type="float" office:value="61500" table:style-name="ce3">
            <text:p>615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Female</text:p>
          </table:table-cell>
          <table:table-cell office:value-type="float" office:value="650000" table:style-name="ce3">
            <text:p>65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Female</text:p>
          </table:table-cell>
          <table:table-cell office:value-type="float" office:value="250000" table:style-name="ce3">
            <text:p>25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6" table:style-name="ce3">
            <text:p>6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Male</text:p>
          </table:table-cell>
          <table:table-cell office:value-type="float" office:value="1400000" table:style-name="ce3">
            <text:p>140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Male</text:p>
          </table:table-cell>
          <table:table-cell office:value-type="float" office:value="6000050" table:style-name="ce3">
            <text:p>600005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ale</text:p>
          </table:table-cell>
          <table:table-cell office:value-type="float" office:value="220100" table:style-name="ce3">
            <text:p>2201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ale</text:p>
          </table:table-cell>
          <table:table-cell office:value-type="float" office:value="7500" table:style-name="ce3">
            <text:p>75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Female</text:p>
          </table:table-cell>
          <table:table-cell office:value-type="float" office:value="87000" table:style-name="ce3">
            <text:p>87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0" table:style-name="ce3">
            <text:p>1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Female</text:p>
          </table:table-cell>
          <table:table-cell office:value-type="float" office:value="930000" table:style-name="ce3">
            <text:p>93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5" table:style-name="ce3">
            <text:p>1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Female</text:p>
          </table:table-cell>
          <table:table-cell office:value-type="float" office:value="7900000" table:style-name="ce3">
            <text:p>790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ale</text:p>
          </table:table-cell>
          <table:table-cell office:value-type="float" office:value="15000" table:style-name="ce3">
            <text:p>15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Male</text:p>
          </table:table-cell>
          <table:table-cell office:value-type="float" office:value="330000" table:style-name="ce3">
            <text:p>33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5" table:style-name="ce3">
            <text:p>1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Male</text:p>
          </table:table-cell>
          <table:table-cell office:value-type="float" office:value="6570000" table:style-name="ce3">
            <text:p>657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ale</text:p>
          </table:table-cell>
          <table:table-cell office:value-type="float" office:value="25000" table:style-name="ce3">
            <text:p>25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5" table:style-name="ce3">
            <text:p>5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Male</text:p>
          </table:table-cell>
          <table:table-cell office:value-type="float" office:value="6845000" table:style-name="ce3">
            <text:p>6845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Female</text:p>
          </table:table-cell>
          <table:table-cell office:value-type="float" office:value="6000" table:style-name="ce3">
            <text:p>6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Female</text:p>
          </table:table-cell>
          <table:table-cell office:value-type="float" office:value="8900" table:style-name="ce3">
            <text:p>89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Female</text:p>
          </table:table-cell>
          <table:table-cell office:value-type="float" office:value="20000" table:style-name="ce3">
            <text:p>2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ale</text:p>
          </table:table-cell>
          <table:table-cell office:value-type="float" office:value="3000" table:style-name="ce3">
            <text:p>3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Female</text:p>
          </table:table-cell>
          <table:table-cell office:value-type="float" office:value="10000000" table:style-name="ce3">
            <text:p>1000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9" table:style-name="ce3">
            <text:p>19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Female</text:p>
          </table:table-cell>
          <table:table-cell office:value-type="float" office:value="5000000" table:style-name="ce3">
            <text:p>500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Female</text:p>
          </table:table-cell>
          <table:table-cell office:value-type="float" office:value="6100" table:style-name="ce3">
            <text:p>61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0" table:style-name="ce3">
            <text:p>1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ale</text:p>
          </table:table-cell>
          <table:table-cell office:value-type="float" office:value="80000" table:style-name="ce3">
            <text:p>8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Male</text:p>
          </table:table-cell>
          <table:table-cell office:value-type="float" office:value="900000" table:style-name="ce3">
            <text:p>90000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20" table:style-name="ce3">
            <text:p>2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Female</text:p>
          </table:table-cell>
          <table:table-cell office:value-type="float" office:value="1540000" table:style-name="ce3">
            <text:p>15400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float" office:value="19" table:style-name="ce3">
            <text:p>1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Female</text:p>
          </table:table-cell>
          <table:table-cell office:value-type="float" office:value="9300000" table:style-name="ce3">
            <text:p>93000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Male</text:p>
          </table:table-cell>
          <table:table-cell office:value-type="float" office:value="7600000" table:style-name="ce3">
            <text:p>7600000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5" table:style-name="ce3"/>
          <table:table-cell table:number-columns-repeated="1019" table:style-name="ce2"/>
          <table:table-cell table:number-columns-repeated="15360"/>
        </table:table-row>
        <table:table-row table:number-rows-repeated="4" table:style-name="ro2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04853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</meta:initial-creator>
    <dc:creator>admin</dc:creator>
    <meta:creation-date>2017-10-20T23:41:04Z</meta:creation-date>
    <dc:date>2024-09-01T13:59:00Z</dc:date>
    <meta:editing-cycles>14</meta:editing-cycles>
    <meta:editing-duration>PT228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572a7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bar" svg:height="216.0pt" svg:width="360.0pt" chart:style-name="Crt0">
        <chart:legend svg:x="307.7102362204724pt" svg:y="48.75125984251969pt" chart:style-name="Lgnd"/>
        <chart:plot-area svg:x="21.71204724409449pt" svg:y="10.0pt" svg:width="299.2879527559055pt" svg:height="206.0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A$1:.$A$37" chart:class="chart:bar" chart:attached-axis="primary-y" chart:style-name="G0S0">
            <chart:data-point chart:repeated="37"/>
          </chart:series>
          <chart:series chart:values-cell-range-address="Sheet1.$B$1:.$B$37" chart:class="chart:bar" chart:attached-axis="primary-y" chart:style-name="G0S1">
            <chart:data-point chart:repeated="37"/>
          </chart:series>
          <chart:series chart:values-cell-range-address="Sheet1.$C$1:.$C$37" chart:class="chart:bar" chart:attached-axis="primary-y" chart:style-name="G0S2">
            <chart:data-point chart:repeated="37"/>
          </chart:series>
          <chart:series chart:values-cell-range-address="Sheet1.$D$1:.$D$37" chart:class="chart:bar" chart:attached-axis="primary-y" chart:style-name="G0S3">
            <chart:data-point chart:repeated="37"/>
          </chart:series>
          <chart:series chart:values-cell-range-address="Sheet1.$E$1:.$E$37" chart:class="chart:bar" chart:attached-axis="primary-y" chart:style-name="G0S4">
            <chart:data-point chart:repeated="37"/>
          </chart:series>
          <chart:series chart:values-cell-range-address="Sheet1.$F$1:.$F$37" chart:class="chart:bar" chart:attached-axis="primary-y" chart:style-name="G0S5"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